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i, on met un {titre1} alors que là on met un {titre2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ulien Jocal</meta:initial-creator>
    <meta:creation-date>2008-11-18T22:15:35</meta:creation-date>
    <dc:creator>Julien Jocal</dc:creator>
    <dc:date>2008-11-18T22:17:02</dc:date>
    <meta:editing-cycles>1</meta:editing-cycles>
    <meta:editing-duration>PT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2" meta:character-count="55"/>
  </office:meta>
</office:document-meta>
</file>